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bonds" table:style-name="ta1">
        <table:shapes>
          <draw:frame draw:z-index="0" draw:style-name="gr1" draw:text-style-name="P1" svg:width="6.2988in" svg:height="3.5429in" svg:x="0.5402in" svg:y="3.5008in">
            <draw:object draw:notify-on-update-of-ranges="hbonds.A8:hbonds.A8 hbonds.A9:hbonds.A11 hbonds.B8:hbonds.B8 hbonds.B9:hbonds.B11 hbonds.C8:hbonds.C8 hbonds.C9:hbond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488in" svg:y="3.9606in">
            <draw:object draw:notify-on-update-of-ranges="hbonds.F8:hbonds.F8 hbonds.F9:hbonds.F11 hbonds.G8:hbonds.G8 hbonds.G9:hbonds.G11 hbonds.H8:hbonds.H8 hbonds.H9:hbonds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061in" svg:y="3.815in">
            <draw:object draw:notify-on-update-of-ranges="hbonds.K8:hbonds.K8 hbonds.K9:hbonds.K11 hbonds.L8:hbonds.L8 hbonds.L9:hbonds.L11 hbonds.M8:hbonds.M8 hbonds.M9:hbonds.M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GASright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SUM([.B3:.B5])" office:value-type="float" office:value="87" calcext:value-type="float">
            <text:p>87</text:p>
          </table:table-cell>
          <table:table-cell table:formula="of:=SUM([.C3:.C5])" office:value-type="float" office:value="38" calcext:value-type="float">
            <text:p>38</text:p>
          </table:table-cell>
          <table:table-cell table:number-columns-repeated="3"/>
          <table:table-cell table:formula="of:=SUM([.G3:.G5])" office:value-type="float" office:value="106" calcext:value-type="float">
            <text:p>106</text:p>
          </table:table-cell>
          <table:table-cell table:formula="of:=SUM([.H3:.H5])" office:value-type="float" office:value="24" calcext:value-type="float">
            <text:p>24</text:p>
          </table:table-cell>
          <table:table-cell table:number-columns-repeated="3"/>
          <table:table-cell table:formula="of:=SUM([.L3:.L5])" office:value-type="float" office:value="116" calcext:value-type="float">
            <text:p>116</text:p>
          </table:table-cell>
          <table:table-cell table:formula="of:=SUM([.M3:.M5])" office:value-type="float" office:value="25" calcext:value-type="float">
            <text:p>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/[.B$6]" office:value-type="float" office:value="0.770114942528736" calcext:value-type="float">
            <text:p>0.770114942528736</text:p>
          </table:table-cell>
          <table:table-cell table:formula="of:=[.C3]/[.C$6]" office:value-type="float" office:value="0.81578947368421" calcext:value-type="float">
            <text:p>0.815789473684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3]/[.G$6]" office:value-type="float" office:value="0.783018867924528" calcext:value-type="float">
            <text:p>0.783018867924528</text:p>
          </table:table-cell>
          <table:table-cell table:formula="of:=[.H3]/[.H$6]" office:value-type="float" office:value="0.708333333333333" calcext:value-type="float">
            <text:p>0.708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]/[.L$6]" office:value-type="float" office:value="0.689655172413793" calcext:value-type="float">
            <text:p>0.689655172413793</text:p>
          </table:table-cell>
          <table:table-cell table:formula="of:=[.M3]/[.M$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/[.B$6]" office:value-type="float" office:value="0.218390804597701" calcext:value-type="float">
            <text:p>0.218390804597701</text:p>
          </table:table-cell>
          <table:table-cell table:formula="of:=[.C4]/[.C$6]" office:value-type="float" office:value="0.184210526315789" calcext:value-type="float">
            <text:p>0.1842105263157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4]/[.G$6]" office:value-type="float" office:value="0.19811320754717" calcext:value-type="float">
            <text:p>0.19811320754717</text:p>
          </table:table-cell>
          <table:table-cell table:formula="of:=[.H4]/[.H$6]" office:value-type="float" office:value="0.291666666666667" calcext:value-type="float">
            <text:p>0.29166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L4]/[.L$6]" office:value-type="float" office:value="0.0344827586206897" calcext:value-type="float">
            <text:p>0.0344827586206897</text:p>
          </table:table-cell>
          <table:table-cell table:formula="of:=[.M4]/[.M$6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/[.B$6]" office:value-type="float" office:value="0.0114942528735632" calcext:value-type="float">
            <text:p>0.0114942528735632</text:p>
          </table:table-cell>
          <table:table-cell table:formula="of:=[.C5]/[.C$6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5]/[.G$6]" office:value-type="float" office:value="0.0188679245283019" calcext:value-type="float">
            <text:p>0.0188679245283019</text:p>
          </table:table-cell>
          <table:table-cell table:formula="of:=[.H5]/[.H$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L5]/[.L$6]" office:value-type="float" office:value="0.275862068965517" calcext:value-type="float">
            <text:p>0.275862068965517</text:p>
          </table:table-cell>
          <table:table-cell table:formula="of:=[.M5]/[.M$6]" office:value-type="float" office:value="0.36" calcext:value-type="float">
            <text:p>0.36</text:p>
          </table:table-cell>
        </table:table-row>
      </table:table>
      <table:named-expressions/>
      <table:database-ranges>
        <table:database-range table:name="__Anonymous_Sheet_DB__0" table:target-range-address="hbonds.K2:hbonds.M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0T15:33:53.099597991</dc:date>
    <meta:editing-duration>PT5M59S</meta:editing-duration>
    <meta:editing-cycles>1</meta:editing-cycles>
    <meta:document-statistic meta:table-count="1" meta:cell-count="81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7cm" svg:y="0.316cm" chart:style-name="ch2">
          <text:p>GASright</text:p>
        </chart:title>
        <chart:legend chart:legend-position="end" svg:x="14.24cm" svg:y="3.952cm" style:legend-expansion="high" chart:style-name="ch3"/>
        <chart:plot-area chart:style-name="ch4" table:cell-range-address="hbonds.A8:hbonds.C11" chart:data-source-has-labels="both" svg:x="1.331cm" svg:y="1.275cm" svg:width="12.589cm" svg:height="6.564cm">
          <chart:coordinate-region svg:x="2.058cm" svg:y="1.474cm" svg:width="11.862cm" svg:height="5.718cm"/>
          <chart:axis chart:dimension="x" chart:name="primary-x" chart:style-name="ch5" chartooo:axis-type="auto">
            <chartooo:date-scale/>
            <chart:title svg:x="6.893cm" svg:y="8.019cm" chart:style-name="ch6">
              <text:p># hbonds</text:p>
            </chart:title>
            <chart:categories table:cell-range-address="hbonds.A9:hbonds.A11"/>
          </chart:axis>
          <chart:axis chart:dimension="y" chart:name="primary-y" chart:style-name="ch7">
            <chart:title svg:x="0.451cm" svg:y="5.157cm" chart:style-name="ch8">
              <text:p>% Total</text:p>
            </chart:title>
            <chart:grid chart:style-name="ch9" chart:class="major"/>
          </chart:axis>
          <chart:series chart:style-name="ch10" chart:values-cell-range-address="hbonds.B9:hbonds.B11" chart:label-cell-address="hbonds.B8:hbonds.B8" chart:class="chart:bar">
            <chart:data-point chart:repeated="3"/>
          </chart:series>
          <chart:series chart:style-name="ch11" chart:values-cell-range-address="hbonds.C9:hbonds.C11" chart:label-cell-address="hbonds.C8:hbonds.C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hbonds.B8:hbonds.B8</svg:desc>
                </draw:g>
              </table:table-cell>
              <table:table-cell office:value-type="string">
                <text:p>&gt; 40%</text:p>
                <draw:g>
                  <svg:desc>hbonds.C8:hbonds.C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A9:hbonds.A11</svg:desc>
                </draw:g>
              </table:table-cell>
              <table:table-cell office:value-type="float" office:value="0.770114942528736">
                <text:p>0.770114942528736</text:p>
                <draw:g>
                  <svg:desc>hbonds.B9:hbonds.B11</svg:desc>
                </draw:g>
              </table:table-cell>
              <table:table-cell office:value-type="float" office:value="0.81578947368421">
                <text:p>0.81578947368421</text:p>
                <draw:g>
                  <svg:desc>hbonds.C9:hbonds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8390804597701">
                <text:p>0.218390804597701</text:p>
              </table:table-cell>
              <table:table-cell office:value-type="float" office:value="0.184210526315789">
                <text:p>0.1842105263157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46cm" svg:y="0.316cm" chart:style-name="ch2">
          <text:p>Left</text:p>
        </chart:title>
        <chart:legend chart:legend-position="end" svg:x="14.24cm" svg:y="3.952cm" style:legend-expansion="high" chart:style-name="ch3"/>
        <chart:plot-area chart:style-name="ch4" table:cell-range-address="hbonds.F8:hbonds.H11" chart:data-source-has-labels="both" svg:x="1.331cm" svg:y="1.275cm" svg:width="12.589cm" svg:height="6.564cm">
          <chart:coordinate-region svg:x="2.058cm" svg:y="1.474cm" svg:width="11.862cm" svg:height="5.718cm"/>
          <chart:axis chart:dimension="x" chart:name="primary-x" chart:style-name="ch5" chartooo:axis-type="auto">
            <chartooo:date-scale/>
            <chart:title svg:x="6.893cm" svg:y="8.019cm" chart:style-name="ch6">
              <text:p># hbonds</text:p>
            </chart:title>
            <chart:categories table:cell-range-address="hbonds.F9:hbonds.F11"/>
          </chart:axis>
          <chart:axis chart:dimension="y" chart:name="primary-y" chart:style-name="ch7">
            <chart:title svg:x="0.451cm" svg:y="5.157cm" chart:style-name="ch8">
              <text:p>% Total</text:p>
            </chart:title>
            <chart:grid chart:style-name="ch9" chart:class="major"/>
          </chart:axis>
          <chart:series chart:style-name="ch10" chart:values-cell-range-address="hbonds.G9:hbonds.G11" chart:label-cell-address="hbonds.G8:hbonds.G8" chart:class="chart:bar">
            <chart:data-point chart:repeated="3"/>
          </chart:series>
          <chart:series chart:style-name="ch11" chart:values-cell-range-address="hbonds.H9:hbonds.H11" chart:label-cell-address="hbonds.H8:hbonds.H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hbonds.G8:hbonds.G8</svg:desc>
                </draw:g>
              </table:table-cell>
              <table:table-cell office:value-type="string">
                <text:p>&gt; 40%</text:p>
                <draw:g>
                  <svg:desc>hbonds.H8:hbonds.H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F9:hbonds.F11</svg:desc>
                </draw:g>
              </table:table-cell>
              <table:table-cell office:value-type="float" office:value="0.783018867924528">
                <text:p>0.783018867924528</text:p>
                <draw:g>
                  <svg:desc>hbonds.G9:hbonds.G11</svg:desc>
                </draw:g>
              </table:table-cell>
              <table:table-cell office:value-type="float" office:value="0.708333333333333">
                <text:p>0.708333333333333</text:p>
                <draw:g>
                  <svg:desc>hbonds.H9:hbonds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9811320754717">
                <text:p>0.19811320754717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88679245283019">
                <text:p>0.01886792452830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Right</text:p>
        </chart:title>
        <chart:legend chart:legend-position="end" svg:x="14.24cm" svg:y="3.952cm" style:legend-expansion="high" chart:style-name="ch3"/>
        <chart:plot-area chart:style-name="ch4" table:cell-range-address="hbonds.K8:hbonds.M11" chart:data-source-has-labels="both" svg:x="1.331cm" svg:y="1.275cm" svg:width="12.589cm" svg:height="6.564cm">
          <chart:coordinate-region svg:x="2.058cm" svg:y="1.474cm" svg:width="11.862cm" svg:height="5.718cm"/>
          <chart:axis chart:dimension="x" chart:name="primary-x" chart:style-name="ch5" chartooo:axis-type="auto">
            <chartooo:date-scale/>
            <chart:title svg:x="6.893cm" svg:y="8.019cm" chart:style-name="ch6">
              <text:p># hbonds</text:p>
            </chart:title>
            <chart:categories table:cell-range-address="hbonds.K9:hbonds.K11"/>
          </chart:axis>
          <chart:axis chart:dimension="y" chart:name="primary-y" chart:style-name="ch7">
            <chart:title svg:x="0.451cm" svg:y="5.157cm" chart:style-name="ch8">
              <text:p>% Total</text:p>
            </chart:title>
            <chart:grid chart:style-name="ch9" chart:class="major"/>
          </chart:axis>
          <chart:series chart:style-name="ch10" chart:values-cell-range-address="hbonds.L9:hbonds.L11" chart:label-cell-address="hbonds.L8:hbonds.L8" chart:class="chart:bar">
            <chart:data-point chart:repeated="3"/>
          </chart:series>
          <chart:series chart:style-name="ch11" chart:values-cell-range-address="hbonds.M9:hbonds.M11" chart:label-cell-address="hbonds.M8:hbonds.M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hbonds.L8:hbonds.L8</svg:desc>
                </draw:g>
              </table:table-cell>
              <table:table-cell office:value-type="string">
                <text:p>&gt; 40%</text:p>
                <draw:g>
                  <svg:desc>hbonds.M8:hbonds.M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K9:hbonds.K11</svg:desc>
                </draw:g>
              </table:table-cell>
              <table:table-cell office:value-type="float" office:value="0.689655172413793">
                <text:p>0.689655172413793</text:p>
                <draw:g>
                  <svg:desc>hbonds.L9:hbonds.L11</svg:desc>
                </draw:g>
              </table:table-cell>
              <table:table-cell office:value-type="float" office:value="0.6">
                <text:p>0.6</text:p>
                <draw:g>
                  <svg:desc>hbonds.M9:hbonds.M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